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mic Sans MS" svg:font-family="'Comic Sans MS'" style:font-family-generic="swiss" style:font-pitch="variable"/>
    <style:font-face style:name="MV Boli" svg:font-family="'MV Bol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are the Solution Links for ios assignments:</text:p>
      <text:p text:style-name="Standard"/>
      <text:p text:style-name="Standard">Problem 1: <text:s/><text:span text:style-name="T1">https://iswift.org/playground?sxJ05o&amp;v=3</text:span></text:p>
      <text:p text:style-name="Standard"/>
      <text:p text:style-name="Standard"/>
      <text:p text:style-name="Standard">Problem 2: <text:s/><text:span text:style-name="T3">https://iswift.org/playground?t548Ka&amp;v=3</text:span></text:p>
      <text:p text:style-name="Standard"/>
      <text:p text:style-name="Standard"/>
      <text:p text:style-name="Standard">Problem 3: <text:s/><text:span text:style-name="T1">https://iswift.org/playground?nAKqAf&amp;v=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mic Sans MS" svg:font-family="'Comic Sans MS'" style:font-family-generic="swiss" style:font-pitch="variable"/>
    <style:font-face style:name="MV Boli" svg:font-family="'MV Bol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PAM DHAR</meta:initial-creator>
    <meta:creation-date>2018-02-16T11:04:53.48</meta:creation-date>
    <dc:date>2018-02-16T12:46:57.69</dc:date>
    <dc:creator>RUPAM DHAR</dc:creator>
    <meta:editing-duration>PT5M10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4" meta:word-count="17" meta:character-count="204"/>
  </office:meta>
</office:document-meta>
</file>